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08085a" officeooo:paragraph-rsid="0008085a" style:font-size-asian="18pt" style:font-size-complex="18pt"/>
    </style:style>
    <style:style style:name="P2" style:family="paragraph" style:parent-style-name="Standard">
      <style:text-properties fo:font-size="12pt" officeooo:rsid="0008085a" officeooo:paragraph-rsid="0008085a" style:font-size-asian="12pt" style:font-size-complex="12pt"/>
    </style:style>
    <style:style style:name="P3" style:family="paragraph" style:parent-style-name="Standard">
      <style:text-properties fo:font-size="12pt" officeooo:rsid="000f9e9b" officeooo:paragraph-rsid="000f9e9b" style:font-size-asian="12pt" style:font-size-complex="12pt"/>
    </style:style>
    <style:style style:name="P4" style:family="paragraph" style:parent-style-name="Text_20_body">
      <style:text-properties fo:font-size="12pt" officeooo:rsid="000cd668" officeooo:paragraph-rsid="000cd668" style:font-size-asian="10.5pt" style:font-size-complex="12pt"/>
    </style:style>
    <style:style style:name="P5" style:family="paragraph" style:parent-style-name="Text_20_body">
      <style:text-properties fo:font-size="12pt" officeooo:rsid="00113b38" officeooo:paragraph-rsid="00113b38" style:font-size-asian="10.5pt" style:font-size-complex="12pt"/>
    </style:style>
    <style:style style:name="P6" style:family="paragraph" style:parent-style-name="Text_20_body">
      <style:text-properties fo:font-size="12pt" officeooo:rsid="001901d4" officeooo:paragraph-rsid="001901d4" style:font-size-asian="10.5pt" style:font-size-complex="12pt"/>
    </style:style>
    <style:style style:name="P7" style:family="paragraph" style:parent-style-name="Text_20_body">
      <style:text-properties fo:font-size="12pt" officeooo:rsid="002da349" officeooo:paragraph-rsid="002da349" style:font-size-asian="10.5pt" style:font-size-complex="12pt"/>
    </style:style>
    <style:style style:name="P8" style:family="paragraph" style:parent-style-name="Text_20_body">
      <style:text-properties fo:font-size="12pt" officeooo:rsid="00160dae" style:font-size-asian="10.5pt" style:font-size-complex="12pt"/>
    </style:style>
    <style:style style:name="P9" style:family="paragraph" style:parent-style-name="Text_20_body">
      <style:text-properties fo:font-size="12pt" officeooo:rsid="0039d9af" officeooo:paragraph-rsid="0039d9af" style:font-size-asian="10.5pt" style:font-size-complex="12pt"/>
    </style:style>
    <style:style style:name="P10" style:family="paragraph" style:parent-style-name="Text_20_body">
      <style:text-properties officeooo:paragraph-rsid="0024249b"/>
    </style:style>
    <style:style style:name="P11" style:family="paragraph" style:parent-style-name="Text_20_body">
      <style:text-properties officeooo:rsid="0025a76d" officeooo:paragraph-rsid="0025a76d"/>
    </style:style>
    <style:style style:name="P12" style:family="paragraph" style:parent-style-name="Text_20_body">
      <style:text-properties officeooo:rsid="002c4f37" officeooo:paragraph-rsid="002c4f37"/>
    </style:style>
    <style:style style:name="P13" style:family="paragraph" style:parent-style-name="Text_20_body">
      <style:text-properties officeooo:paragraph-rsid="00324a5d"/>
    </style:style>
    <style:style style:name="P14" style:family="paragraph" style:parent-style-name="Text_20_body">
      <style:text-properties officeooo:rsid="003613f6" officeooo:paragraph-rsid="003613f6"/>
    </style:style>
    <style:style style:name="P15" style:family="paragraph" style:parent-style-name="Text_20_body">
      <style:text-properties officeooo:paragraph-rsid="003a7008"/>
    </style:style>
    <style:style style:name="T1" style:family="text">
      <style:text-properties officeooo:rsid="000ebd90"/>
    </style:style>
    <style:style style:name="T2" style:family="text">
      <style:text-properties fo:font-size="12pt" style:font-size-asian="12pt" style:font-size-complex="12pt"/>
    </style:style>
    <style:style style:name="T3" style:family="text">
      <style:text-properties fo:font-size="12pt" officeooo:rsid="000ebd90" style:font-size-asian="12pt" style:font-size-complex="12pt"/>
    </style:style>
    <style:style style:name="T4" style:family="text">
      <style:text-properties officeooo:rsid="00113b38"/>
    </style:style>
    <style:style style:name="T5" style:family="text">
      <style:text-properties officeooo:rsid="001231a3"/>
    </style:style>
    <style:style style:name="T6" style:family="text">
      <style:text-properties officeooo:rsid="001be1ba"/>
    </style:style>
    <style:style style:name="T7" style:family="text">
      <style:text-properties officeooo:rsid="001ddb2a"/>
    </style:style>
    <style:style style:name="T8" style:family="text">
      <style:text-properties officeooo:rsid="00207cec"/>
    </style:style>
    <style:style style:name="T9" style:family="text">
      <style:text-properties officeooo:rsid="002179c9"/>
    </style:style>
    <style:style style:name="T10" style:family="text">
      <style:text-properties officeooo:rsid="0025a76d"/>
    </style:style>
    <style:style style:name="T11" style:family="text">
      <style:text-properties officeooo:rsid="0025aa9e"/>
    </style:style>
    <style:style style:name="T12" style:family="text">
      <style:text-properties officeooo:rsid="00268be6"/>
    </style:style>
    <style:style style:name="T13" style:family="text">
      <style:text-properties officeooo:rsid="0027c8cb"/>
    </style:style>
    <style:style style:name="T14" style:family="text">
      <style:text-properties officeooo:rsid="00293552"/>
    </style:style>
    <style:style style:name="T15" style:family="text">
      <style:text-properties officeooo:rsid="00297e0b"/>
    </style:style>
    <style:style style:name="T16" style:family="text">
      <style:text-properties officeooo:rsid="002b2b8f"/>
    </style:style>
    <style:style style:name="T17" style:family="text">
      <style:text-properties officeooo:rsid="002c6c80"/>
    </style:style>
    <style:style style:name="T18" style:family="text">
      <style:text-properties officeooo:rsid="002d352c"/>
    </style:style>
    <style:style style:name="T19" style:family="text">
      <style:text-properties officeooo:rsid="002fa610"/>
    </style:style>
    <style:style style:name="T20" style:family="text">
      <style:text-properties officeooo:rsid="00317430"/>
    </style:style>
    <style:style style:name="T21" style:family="text">
      <style:text-properties officeooo:rsid="0031b9f3"/>
    </style:style>
    <style:style style:name="T22" style:family="text">
      <style:text-properties officeooo:rsid="00324a5d"/>
    </style:style>
    <style:style style:name="T23" style:family="text">
      <style:text-properties officeooo:rsid="0039ce2a"/>
    </style:style>
    <style:style style:name="T24" style:family="text">
      <style:text-properties officeooo:rsid="003a68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izot Marius , Vasset Nathan , groupe F </text:p>
      <text:p text:style-name="P2"><text:span text:style-name="T1">S</text:span>port choisi : <text:span text:style-name="T1">B</text:span>asketball </text:p>
      <text:p text:style-name="P2"><text:span text:style-name="T1">P</text:span>ays : Espagne </text:p>
      <text:p text:style-name="P1"><text:span text:style-name="T3">S</text:span><text:span text:style-name="T2">cénario :</text:span> </text:p>
      <text:p text:style-name="P4"/>
      <text:p text:style-name="P4">L'équipe de basket d'Espagne se prépare avec <text:span text:style-name="T4">assiduité</text:span> pour les Jeux Olympiques de Paris 2024. Ils ont travaillé dur pendant les mois précédents pour s'assurer qu'ils sont prêts à affronter les meilleurs joueurs du monde. <text:span text:style-name="T15">Cette équipe est au nombre de 22 , staff compris . </text:span></text:p>
      <text:p text:style-name="P5">Les matchs excepté la finale se déroulent tous au stade Pierre Mauroy a Lille mais l’équipe réside aux village olympique ce qui lui oblige de faire le déplacement aller <text:span text:style-name="T6">et</text:span> retour <text:span text:style-name="T10">de Paris a Lille </text:span><text:s/>a chaque fois . <text:span text:style-name="T12">Ces déplacement ne sont pas pris en charge par le Comité Olympique (National et International . </text:span><text:span text:style-name="T23">Ces déplacements(train) coûtent 20 euros pour l’aller et idem pour le retour pour chacun des 22 personnes . </text:span></text:p>
      <text:p text:style-name="P9">Cependant le soutien du Comité Olympique Espagnol , les recettes des ventes de produits dérivés , les ventes de billets ainsi que <text:span text:style-name="T24">les revenus des publicités et des partenariats vont aider l’équipe financièrement .</text:span></text:p>
      <text:p text:style-name="P6">Les entraînements <text:span text:style-name="T7">d</text:span>e cette équipe se déroule dans des salles <text:span text:style-name="T7">qui se trouvent dans le village olympique , il n’aura donc pas besoin de se déplacer vers une autre salle ce qui leur fait économiser de l’argent . </text:span><text:span text:style-name="T11">Concernant les équipements ici aussi pour une question pratique l’équipe d’Esp</text:span><text:span text:style-name="T14">a</text:span><text:span text:style-name="T11">gne a décidé d’utiliser le matériel </text:span><text:span text:style-name="T13">gratuit </text:span><text:span text:style-name="T11">a disposition </text:span><text:span text:style-name="T13">étant donné que le leur est similaire , les joueurs peuvent donc s’entraîner comme si ils étaient chez eux . </text:span></text:p>
      <text:p text:style-name="P7">Concernant les repas le village <text:span text:style-name="T19">olympique</text:span> donnent tous les jours 60000 repas a tous les résidents du village olympique , <text:span text:style-name="T19">il n’y aura donc pas de coûts liées a la nourriture ni au logement puisque l’équipe réside au village olympique . </text:span></text:p>
      <text:p text:style-name="P10">La première épreuve de l'équipe est prévue pour le premier jour des Jeux. Les joueurs se réveillent tôt et se préparent pour leur match. Tout semble aller selon plan jusqu'à ce qu'ils apprennent que leur <text:span text:style-name="T16">train</text:span> pour se rendre au stade a été retardé en raison d’<text:span text:style-name="T16">un accident sur toute la ligne de train </text:span>. Les joueurs et les entraîneurs commencent à paniquer, mais leur manager parvient à organiser un transport alternatif pour arriver à temps pour le match.</text:p>
      <text:p text:style-name="P10"><text:span text:style-name="T5">Ce transport alternatif fait appel a une <text:s/>compagnie de bus qui est extérieure a l’organisation des JO , le manager n’avait pas trop le choix étant donné l’urgence de la situation , en effet si l’équipe ne se présentait pas a la rencontre ils auraient été forfait pour ce match ce qui aurait mis un </text:span><text:span text:style-name="T8">gros</text:span><text:span text:style-name="T5"> coup au moral </text:span><text:span text:style-name="T8">pour les joueurs et cela aurait également </text:span><text:span text:style-name="T9">pénalisé l’équipe dès le début de la compétition </text:span><text:span text:style-name="T5"><text:s/>. Ce transport alternatif n’est donc pas gratuit et sera a payer en conséquence du nombre de personnes ; staff et joueurs . </text:span><text:span text:style-name="T16">Malheureusement , après négociations avec le Comité National Olympique ne prenant pas en compte l’excuse de l’équipe et en leur remettant la faute , les coûts de ce transport alternatif sera au frais de l’équipe . </text:span></text:p>
      <text:p text:style-name="P12">Ces frais inattendus ne sont pas a prendre a la légère , en effet le prix du billets de bus que chaque membre <text:span text:style-name="T17">a du prendre s’élève a 20 euros ce qui entraîne un <text:s/>coût de 440 euros </text:span><text:span text:style-name="T18">aller et 440 euros retour (880euros), en effet, <text:s/>puisque l’accident de train a généré du retard pour tous le monde il n’y avait plus de billets de train disponible , l’équipe a donc voulu s’assurer un retour avec le bus . </text:span></text:p>
      <text:p text:style-name="P10"/>
      <text:p text:style-name="Text_20_body"><text:soft-page-break/>Finalement, ils arrivent au stade juste à temps pour leur match. Ils commencent bien le match et mènent rapidement de quelques points, mais leur adversaire commence à marquer des points, et l'équipe d'Espagne commence à se fatiguer. Malgré leur combativité, l'équipe d'Espagne perd le match de justesse.</text:p>
      <text:p text:style-name="P11">L’équipe repart donc aux villages olympique déçue de leur prestation </text:p>
      <text:p text:style-name="P15">Le lendemain, l'équipe d'Espagne a une journée de repos. Les joueurs et les entraîneurs en profitent pour se reposer et récupérer de la fatigue du match précédent. Cependant, certains joueurs se plaignent de douleurs musculaires et de légères blessures. Le staff médical de l'équipe intervient immédiatement pour prodiguer les soins nécessaires afin de les remettre sur pied pour le prochain match.</text:p>
      <text:p text:style-name="P15"><text:span text:style-name="T20">Même si des médecins et autres sont présents sur le village olympique , l’équipe d’Espagne a préféré gérer ça en interne car les joueurs était plus a l’aise avec leur staff , de plus le staff médical du village olympique ne connaît pas les joueurs ainsi que </text:span><text:span text:style-name="T21">leurs problèmes ce qui aurait pris plus de temps pour faire le diagnostic et la réanimation . </text:span></text:p>
      <text:p text:style-name="Text_20_body">Le deuxième match arrive rapidement, et l'équipe d'Espagne doit faire face à un adversaire redoutable. Les joueurs sont motivés et concentrés, et grâce à leur entraînement rigoureux, ils arrivent à remporter le match haut la main.</text:p>
      <text:p text:style-name="Text_20_body">La suite des matchs se déroule sans trop de problèmes pour l'équipe d'Espagne, qui réussit à gagner les matchs suivants grâce à leur jeu collectif et leur détermination.</text:p>
      <text:p text:style-name="P13"><text:span text:style-name="T22">Ils arrivent a aller jusqu’en finale ce qui est un exploit au vu du niveau de cette compétition . Le match est très serré car les deux équipes veulent gagner , mais l’Espagne réussit a prendre la victoire et a gagner . </text:span></text:p>
      <text:p text:style-name="P14">Tous les joueurs et le staff ont été rémunérés comme habituellement et ils ont aussi tous reçu une prime pour leur médaille d’or . Tous les joueurs ont reçu 65 000 chacun et tous le staff a reçu 35 000 euros chacun . </text:p>
      <text:p text:style-name="Text_20_body">Après la fin des Jeux Olympiques, l'équipe d'Espagne se rassemble pour célébrer leur victoire et pour réfléchir sur leur performance. Ils discutent des points forts et des faiblesses de leur jeu, ainsi que de ce qu'ils peuvent améliorer pour les prochaines compétition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2T15:45:43.967000000</meta:creation-date>
    <dc:date>2023-05-07T15:38:20.524000000</dc:date>
    <meta:editing-duration>P4DT1H56M39S</meta:editing-duration>
    <meta:editing-cycles>53</meta:editing-cycles>
    <meta:generator>LibreOffice/7.3.7.2$Windows_X86_64 LibreOffice_project/e114eadc50a9ff8d8c8a0567d6da8f454beeb84f</meta:generator>
    <meta:document-statistic meta:table-count="0" meta:image-count="0" meta:object-count="0" meta:page-count="2" meta:paragraph-count="21" meta:word-count="952" meta:character-count="5516" meta:non-whitespace-character-count="4566"/>
  </office:meta>
</office:document-meta>
</file>